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0c7" officeooo:paragraph-rsid="001670c7"/>
    </style:style>
    <style:style style:name="P2" style:family="paragraph" style:parent-style-name="Standard">
      <style:text-properties style:font-name="Liberation Mono" officeooo:rsid="001670c7" officeooo:paragraph-rsid="001670c7"/>
    </style:style>
    <style:style style:name="P3" style:family="paragraph" style:parent-style-name="Standard">
      <style:text-properties style:font-name="Liberation Mono" officeooo:rsid="0019293d" officeooo:paragraph-rsid="0019293d"/>
    </style:style>
    <style:style style:name="P4" style:family="paragraph" style:parent-style-name="Standard">
      <style:text-properties officeooo:rsid="0017b14b" officeooo:paragraph-rsid="0017b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<text:tab/>Dzikra Fathin</text:p>
      <text:p text:style-name="P1">NIM<text:tab/>:<text:tab/>1805039</text:p>
      <text:p text:style-name="P1"/>
      <text:p text:style-name="P1">1. Yaitu mengimplementasikan method yang <text:s/>sudah dideklarasikan <text:s/>pada parent Class didalam child Class.</text:p>
      <text:p text:style-name="P1">2. Contoh kode program :</text:p>
      <text:p text:style-name="P1"/>
      <text:p text:style-name="P2">public class Kendaraan {</text:p>
      <text:p text:style-name="P2"><text:tab/>void jalanKan() {</text:p>
      <text:p text:style-name="P2"><text:tab/><text:tab/>System.out.println(“Kendaraan berjalan”);</text:p>
      <text:p text:style-name="P2"><text:tab/>}</text:p>
      <text:p text:style-name="P2">}</text:p>
      <text:p text:style-name="P2"/>
      <text:p text:style-name="P2">public class Sepeda extends Kendaraan {</text:p>
      <text:p text:style-name="P2"><text:tab/></text:p>
      <text:p text:style-name="P2"><text:tab/>void jalanKan() {</text:p>
      <text:p text:style-name="P2"><text:tab/><text:tab/>System.out.println(“Sepede digoes”);</text:p>
      <text:p text:style-name="P2"><text:tab/>}</text:p>
      <text:p text:style-name="P2"><text:tab/></text:p>
      <text:p text:style-name="P2"><text:tab/>public static void main(String[] args) {</text:p>
      <text:p text:style-name="P2"><text:tab/><text:tab/>Sepeda bmx = new Sepeda();</text:p>
      <text:p text:style-name="P2"><text:tab/><text:tab/>bmx.jalanKan();</text:p>
      <text:p text:style-name="P2"><text:tab/>}</text:p>
      <text:p text:style-name="P2"/>
      <text:p text:style-name="P2">}</text:p>
      <text:p text:style-name="P2"/>
      <text:p text:style-name="P4">3. <text:s/>Yaitu suatu method yang dideklarasikan lebih dari satu kali pada sebuah class tetapi memiliki parameter yang berbeda-beda.</text:p>
      <text:p text:style-name="P4"/>
      <text:p text:style-name="P4">4. Contoh kode program :</text:p>
      <text:p text:style-name="P4"/>
      <text:p text:style-name="P3">public class Kalkulator {</text:p>
      <text:p text:style-name="P3"/>
      <text:p text:style-name="P3"><text:tab/>int tambah(int x, int y) {</text:p>
      <text:p text:style-name="P3"><text:tab/><text:tab/>return x + y;</text:p>
      <text:p text:style-name="P3"><text:tab/>}</text:p>
      <text:p text:style-name="P3"><text:tab/></text:p>
      <text:p text:style-name="P3"><text:tab/>float tambah(float x, float y, float z) {</text:p>
      <text:p text:style-name="P3"><text:tab/><text:tab/>return x + y + z;</text:p>
      <text:p text:style-name="P3"><text:tab/>}</text:p>
      <text:p text:style-name="P3"><text:tab/></text:p>
      <text:p text:style-name="P3"><text:tab/>public static void main(String[] args) {</text:p>
      <text:p text:style-name="P3"><text:tab/><text:tab/>Kalkulator k1 = new Kalkulator();</text:p>
      <text:p text:style-name="P3"><text:tab/><text:tab/>System.out.println(k1.tambah(10,25));</text:p>
      <text:p text:style-name="P3"><text:tab/><text:tab/>System.out.println(k1.tambah(2.5,10.7,33.4));</text:p>
      <text:p text:style-name="P3"><text:tab/>}</text:p>
      <text:p text:style-name="P3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2:00.555882292</meta:creation-date>
    <dc:date>2019-03-12T15:15:30.245303962</dc:date>
    <meta:editing-duration>PT13M36S</meta:editing-duration>
    <meta:editing-cycles>3</meta:editing-cycles>
    <meta:generator>LibreOffice/6.2.1.2$Linux_X86_64 LibreOffice_project/7bcb35dc3024a62dea0caee87020152d1ee96e71</meta:generator>
    <meta:document-statistic meta:table-count="0" meta:image-count="0" meta:object-count="0" meta:page-count="1" meta:paragraph-count="37" meta:word-count="130" meta:character-count="884" meta:non-whitespace-character-count="750"/>
  </office:meta>
</office:document-meta>
</file>